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965in" style:use-optimal-column-width="false"/>
    </style:style>
    <style:style style:name="TableColumn3" style:family="table-column">
      <style:table-column-properties style:column-width="1.243in" style:use-optimal-column-width="false"/>
    </style:style>
    <style:style style:name="TableColumn4" style:family="table-column">
      <style:table-column-properties style:column-width="1.6305in" style:use-optimal-column-width="false"/>
    </style:style>
    <style:style style:name="TableColumn5" style:family="table-column">
      <style:table-column-properties style:column-width="1.6013in" style:use-optimal-column-width="false"/>
    </style:style>
    <style:style style:name="TableColumn6" style:family="table-column">
      <style:table-column-properties style:column-width="1.75in" style:use-optimal-column-width="false"/>
    </style:style>
    <style:style style:name="TableColumn7" style:family="table-column">
      <style:table-column-properties style:column-width="1.5875in" style:use-optimal-column-width="false"/>
    </style:style>
    <style:style style:name="TableColumn8" style:family="table-column">
      <style:table-column-properties style:column-width="1.2145in" style:use-optimal-column-width="false"/>
    </style:style>
    <style:style style:name="Table1" style:family="table" style:master-page-name="MP0">
      <style:table-properties style:width="10.4236in" fo:margin-left="0in" table:align="center"/>
    </style:style>
    <style:style style:name="TableRow9" style:family="table-row">
      <style:table-row-properties style:min-row-height="1.4701in" style:use-optimal-row-height="false"/>
    </style:style>
    <style:style style:name="TableCell1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Cell12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Cell1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P16" style:parent-style-name="Normal" style:family="paragraph">
      <style:paragraph-properties fo:text-align="center" fo:margin-top="0.0833in"/>
    </style:style>
    <style:style style:name="T17" style:parent-style-name="DefaultParagraphFont" style:family="text"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18" style:parent-style-name="DefaultParagraphFont" style:family="text">
      <style:text-properties style:font-name="Calibri" style:font-name-complex="Calibri" style:letter-kerning="false" style:language-asian="en" style:country-asian="GB"/>
    </style:style>
    <style:style style:name="TableCell1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P21" style:parent-style-name="Normal" style:family="paragraph">
      <style:paragraph-properties fo:text-align="center" fo:margin-top="0.0833in"/>
    </style:style>
    <style:style style:name="T22" style:parent-style-name="DefaultParagraphFont" style:family="text"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23" style:parent-style-name="DefaultParagraphFont" style:family="text"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P24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Cell2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P27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P28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Cell2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Cell3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top="0.0833in"/>
      <style:text-properties style:font-name="Calibri" style:font-name-complex="Calibri" fo:font-weight="bold" style:font-weight-asian="bold" style:letter-kerning="false" fo:language="en" fo:country="US" style:language-asian="ja" style:country-asian="JP"/>
    </style:style>
    <style:style style:name="TableRow33" style:family="table-row">
      <style:table-row-properties style:min-row-height="1.3701in"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Row48" style:family="table-row">
      <style:table-row-properties style:min-row-height="1.3826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Row63" style:family="table-row">
      <style:table-row-properties style:min-row-height="1.3756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833in"/>
      <style:text-properties style:font-name="Calibri" style:font-name-complex="Calibri" style:letter-kerning="false" fo:font-size="11pt" style:font-size-asian="11pt" style:font-size-complex="11pt" fo:language="en" fo:country="US" style:language-asian="ja" style:country-asian="J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Activity/Task/ Assessment</text:p>
            </table:table-cell>
            <table:table-cell table:style-name="TableCell12">
              <text:p text:style-name="P13">What purpose does it have?</text:p>
            </table:table-cell>
            <table:table-cell table:style-name="TableCell14">
              <text:p text:style-name="P15">Motivating and Meaningful</text:p>
              <text:p text:style-name="P16"><text:span text:style-name="T17"><text:s/>(Value to learning, from 1 to 4)</text:span><text:span text:style-name="T18"><text:s/></text:span></text:p>
            </table:table-cell>
            <table:table-cell table:style-name="TableCell19">
              <text:p text:style-name="P20">Manageable</text:p>
              <text:p text:style-name="P21"><text:span text:style-name="T22"><text:s/>(Marking workload, from 1 to 4)</text:span><text:span text:style-name="T23"><text:s/></text:span></text:p>
              <text:p text:style-name="P24"/>
            </table:table-cell>
            <table:table-cell table:style-name="TableCell25">
              <text:p text:style-name="P26">Overall Value</text:p>
              <text:p text:style-name="P27">(low = high value, low workload)</text:p>
              <text:p text:style-name="P28">Consider ranking against other activities</text:p>
            </table:table-cell>
            <table:table-cell table:style-name="TableCell29">
              <text:p text:style-name="P30">Current and potential Issues</text:p>
            </table:table-cell>
            <table:table-cell table:style-name="TableCell31">
              <text:p text:style-name="P32">Actions</text:p>
            </table:table-cell>
          </table:table-row>
        </table:table-header-rows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3-12-29T16:20:00Z</meta:creation-date>
    <dc:date>2023-12-29T16:25:00Z</dc:date>
    <meta:template xlink:href="Normal.dotm" xlink:type="simple"/>
    <meta:editing-cycles>1</meta:editing-cycles>
    <meta:editing-duration>PT60S</meta:editing-duration>
    <meta:document-statistic meta:page-count="1" meta:paragraph-count="1" meta:word-count="46" meta:character-count="311" meta:row-count="2" meta:non-whitespace-character-count="266"/>
  </office:meta>
</office:document-meta>
</file>